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8.599cm" table:align="left"/>
    </style:style>
    <style:style style:name="Tableau1.A" style:family="table-column">
      <style:table-column-properties style:column-width="1.998cm"/>
    </style:style>
    <style:style style:name="Tableau1.B" style:family="table-column">
      <style:table-column-properties style:column-width="1.104cm"/>
    </style:style>
    <style:style style:name="Tableau1.C" style:family="table-column">
      <style:table-column-properties style:column-width="1.7cm"/>
    </style:style>
    <style:style style:name="Tableau1.D" style:family="table-column">
      <style:table-column-properties style:column-width="1.395cm"/>
    </style:style>
    <style:style style:name="Tableau1.E" style:family="table-column">
      <style:table-column-properties style:column-width="1.304cm"/>
    </style:style>
    <style:style style:name="Tableau1.F" style:family="table-column">
      <style:table-column-properties style:column-width="1.09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32ae75" officeooo:paragraph-rsid="0032ae75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opperplate Gothic Bold" fo:font-size="7pt" officeooo:rsid="002a2008" officeooo:paragraph-rsid="002a2008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6pt" officeooo:rsid="002a2008" officeooo:paragraph-rsid="002a2008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6pt" officeooo:rsid="002a2008" officeooo:paragraph-rsid="0033f6cb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6pt" officeooo:rsid="0033f6cb" officeooo:paragraph-rsid="0033f6cb" style:font-size-asian="6pt" style:font-size-complex="6pt"/>
    </style:style>
    <style:style style:name="P7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style:font-name="Copperplate Gothic Bold" fo:font-size="6pt" officeooo:rsid="0033f6cb" officeooo:paragraph-rsid="003462c2" style:font-size-asian="6pt" style:font-size-complex="6pt"/>
    </style:style>
    <style:style style:name="P8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style:font-name="Copperplate Gothic Bold" fo:font-size="6pt" officeooo:rsid="0033f6cb" officeooo:paragraph-rsid="0033f6cb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6pt" officeooo:rsid="003462c2" officeooo:paragraph-rsid="003462c2" style:font-size-asian="6pt" style:font-size-complex="6pt"/>
    </style:style>
    <style:style style:name="P10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style:font-name="Copperplate Gothic Bold" fo:font-size="6pt" officeooo:rsid="003462c2" officeooo:paragraph-rsid="003462c2" style:font-size-asian="6pt" style:font-size-complex="6pt"/>
    </style:style>
    <style:style style:name="P11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style:font-name="Copperplate Gothic Bold" fo:font-size="6pt" officeooo:rsid="003462c2" officeooo:paragraph-rsid="0036539e" style:font-size-asian="6pt" style:font-size-complex="6pt"/>
    </style:style>
    <style:style style:name="P12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style:font-name="Copperplate Gothic Bold" fo:font-size="6pt" officeooo:rsid="003462c2" officeooo:paragraph-rsid="00375dde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style:font-name="Copperplate Gothic Bold" fo:font-size="6pt" officeooo:rsid="002a621a" officeooo:paragraph-rsid="002a621a" style:font-size-asian="6pt" style:font-size-complex="6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5d2e6" fo:background-color="#ffff00" loext:char-shading-value="0"/>
    </style:style>
    <style:style style:name="T3" style:family="text">
      <style:text-properties officeooo:rsid="0025d2e6"/>
    </style:style>
    <style:style style:name="T4" style:family="text">
      <style:text-properties officeooo:rsid="002a2008"/>
    </style:style>
    <style:style style:name="T5" style:family="text">
      <style:text-properties officeooo:rsid="002eaad6"/>
    </style:style>
    <style:style style:name="T6" style:family="text">
      <style:text-properties officeooo:rsid="0033f6cb"/>
    </style:style>
    <style:style style:name="T7" style:family="text">
      <style:text-properties officeooo:rsid="003408bf"/>
    </style:style>
    <style:style style:name="T8" style:family="text">
      <style:text-properties officeooo:rsid="003462c2"/>
    </style:style>
    <style:style style:name="T9" style:family="text">
      <style:text-properties officeooo:rsid="0036539e"/>
    </style:style>
    <style:style style:name="T10" style:family="text">
      <style:text-properties officeooo:rsid="00375d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>Relais département d’<text:span text:style-name="T6">Indre-et-</text:span><text:span text:style-name="T5">Loire</text:span> (<text:span text:style-name="T6">37</text:span>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4">Ville</text:p>
          </table:table-cell>
          <table:table-cell table:style-name="Tableau1.A1" office:value-type="string">
            <text:p text:style-name="P4">Indic.</text:p>
          </table:table-cell>
          <table:table-cell table:style-name="Tableau1.A1" office:value-type="string">
            <text:p text:style-name="P4">Fréq.</text:p>
          </table:table-cell>
          <table:table-cell table:style-name="Tableau1.A1" office:value-type="string">
            <text:p text:style-name="P4">Offset</text:p>
          </table:table-cell>
          <table:table-cell table:style-name="Tableau1.A1" office:value-type="string">
            <text:p text:style-name="P4">Mode</text:p>
          </table:table-cell>
          <table:table-cell table:style-name="Tableau1.F1" office:value-type="string">
            <text:p text:style-name="P4">Tone</text:p>
          </table:table-cell>
        </table:table-row>
        <table:table-row>
          <table:table-cell table:style-name="Tableau1.A2" office:value-type="string">
            <text:p text:style-name="P6">Mazières-de-Touraine</text:p>
          </table:table-cell>
          <table:table-cell table:style-name="Tableau1.A2" office:value-type="string">
            <text:p text:style-name="P4">F5ZLP</text:p>
          </table:table-cell>
          <table:table-cell table:style-name="Tableau1.A2" office:value-type="string">
            <text:p text:style-name="P4">145.<text:span text:style-name="T6">7375</text:span></text:p>
            <text:p text:style-name="P4"/>
          </table:table-cell>
          <table:table-cell table:style-name="Tableau1.A2" office:value-type="string">
            <text:p text:style-name="P4">-600Hz</text:p>
          </table:table-cell>
          <table:table-cell table:style-name="Tableau1.A2" office:value-type="string">
            <text:p text:style-name="P4">FM</text:p>
          </table:table-cell>
          <table:table-cell table:style-name="Tableau1.F2" office:value-type="string">
            <text:p text:style-name="P4">aucun</text:p>
          </table:table-cell>
        </table:table-row>
        <table:table-row>
          <table:table-cell table:style-name="Tableau1.A2" office:value-type="string">
            <text:p text:style-name="P6">Joué-lès-Tours</text:p>
          </table:table-cell>
          <table:table-cell table:style-name="Tableau1.A2" office:value-type="string">
            <text:p text:style-name="P4">F1<text:span text:style-name="T6">ZBW</text:span></text:p>
          </table:table-cell>
          <table:table-cell table:style-name="Tableau1.A2" office:value-type="string">
            <text:p text:style-name="P6">439,950</text:p>
            <text:p text:style-name="P6">145,525 (1)</text:p>
          </table:table-cell>
          <table:table-cell table:style-name="Tableau1.A2" office:value-type="string">
            <text:p text:style-name="P13">-<text:span text:style-name="T6">9,4</text:span><text:span text:style-name="T4"> MHz</text:span></text:p>
            <text:p text:style-name="P6">0</text:p>
          </table:table-cell>
          <table:table-cell table:style-name="Tableau1.A2" office:value-type="string">
            <text:p text:style-name="P4">FM</text:p>
            <text:p text:style-name="P6">FM</text:p>
          </table:table-cell>
          <table:table-cell table:style-name="Tableau1.F2" office:value-type="string">
            <text:p text:style-name="P6">Aucun</text:p>
            <text:p text:style-name="P6">Aucun</text:p>
          </table:table-cell>
        </table:table-row>
        <table:table-row>
          <table:table-cell table:style-name="Tableau1.A2" office:value-type="string">
            <text:p text:style-name="P6">Saint-Épain</text:p>
          </table:table-cell>
          <table:table-cell table:style-name="Tableau1.A2" office:value-type="string">
            <text:p text:style-name="P4">F1ZCK</text:p>
          </table:table-cell>
          <table:table-cell table:style-name="Tableau1.A2" office:value-type="string">
            <text:p text:style-name="P6">430,3375</text:p>
            <text:p text:style-name="P9">(2)</text:p>
          </table:table-cell>
          <table:table-cell table:style-name="Tableau1.A2" office:value-type="string">
            <text:p text:style-name="P13"><text:span text:style-name="T6">+</text:span><text:span text:style-name="T4">9.4 MHz</text:span></text:p>
          </table:table-cell>
          <table:table-cell table:style-name="Tableau1.A2" office:value-type="string">
            <text:p text:style-name="P6">FM</text:p>
          </table:table-cell>
          <table:table-cell table:style-name="Tableau1.F2" office:value-type="string">
            <text:p text:style-name="P5">aucun</text:p>
          </table:table-cell>
        </table:table-row>
        <table:table-row>
          <table:table-cell table:style-name="Tableau1.A2" office:value-type="string">
            <text:p text:style-name="P6">Tours</text:p>
          </table:table-cell>
          <table:table-cell table:style-name="Tableau1.A2" office:value-type="string">
            <text:p text:style-name="P4">F1Z<text:span text:style-name="T6">HJ</text:span></text:p>
          </table:table-cell>
          <table:table-cell table:style-name="Tableau1.A2" office:value-type="string">
            <text:p text:style-name="P6">439,350</text:p>
          </table:table-cell>
          <table:table-cell table:style-name="Tableau1.A2" office:value-type="string">
            <text:p text:style-name="P14">-<text:span text:style-name="T7">7.6</text:span> MHz</text:p>
          </table:table-cell>
          <table:table-cell table:style-name="Tableau1.A2" office:value-type="string">
            <text:p text:style-name="P6">DMR</text:p>
            <text:p text:style-name="P6">D-STAR</text:p>
          </table:table-cell>
          <table:table-cell table:style-name="Tableau1.F2" office:value-type="string">
            <text:p text:style-name="P13">-</text:p>
          </table:table-cell>
        </table:table-row>
      </table:table>
      <text:p text:style-name="P3"/>
      <text:p text:style-name="P7">(1) : activation voie VHF par DTMF <text:span text:style-name="T8">#d01depuis la voie</text:span> UHF. </text:p>
      <text:p text:style-name="P10">#999 permet de connaître la fréquence VHF active (145.525 par défaut). </text:p>
      <text:p text:style-name="P12">Envoyer e DTMF les 4 derniers chiffres de la fréquence souhaitée </text:p>
      <text:p text:style-name="P12">(5500 pour 145.500 par exemple). </text:p>
      <text:p text:style-name="P12">Canaux relais possibles ainsi que 144.5375, 145.375 (ancien plan) et de </text:p>
      <text:p text:style-name="P12"><text:span text:style-name="T10">1</text:span>45.475 à 145.5875 tous les 12,5 kHz. </text:p>
      <text:p text:style-name="P10">Arrêt voie VHF avec #a01 en DTMF. </text:p>
      <text:p text:style-name="P8"/>
      <text:p text:style-name="P10">(2) : intercom <text:span text:style-name="T9">par DTMF</text:span></text:p>
      <text:p text:style-name="P11"><text:span text:style-name="T9">Canal </text:span>R1<text:span text:style-name="T9">x</text:span> : <text:span text:style-name="T9">commande </text:span>AB1</text:p>
      <text:p text:style-name="P11"><text:span text:style-name="T9">Canal </text:span>R3<text:span text:style-name="T9">x</text:span> : <text:span text:style-name="T9">commande </text:span>AB3</text:p>
      <text:p text:style-name="P11"><text:span text:style-name="T9">Canal </text:span>R5<text:span text:style-name="T9">x</text:span> : <text:span text:style-name="T9">commande </text:span>AB5</text:p>
      <text:p text:style-name="P11"><text:span text:style-name="T9">Canal </text:span>R6<text:span text:style-name="T9">x</text:span> : <text:span text:style-name="T9">commande </text:span>AB6</text:p>
      <text:p text:style-name="P11"><text:span text:style-name="T9">Canal </text:span>R7 : <text:span text:style-name="T9">commande </text:span>AB7</text:p>
      <text:p text:style-name="P11"><text:span text:style-name="T9">Canal </text:span>R10<text:span text:style-name="T9">AP</text:span> : <text:span text:style-name="T9">commande AP</text:span>AB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Copperplate Gothic Bold" fo:font-size="6pt" officeooo:rsid="0032ae75" officeooo:paragraph-rsid="0032ae75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fo:background-color="#ffff00" loext:char-shading-value="0"/>
    </style:style>
    <style:style style:name="MT2" style:family="text">
      <style:text-properties officeooo:rsid="0025d2e6" fo:background-color="#ffff00" loext:char-shading-value="0"/>
    </style:style>
    <style:style style:name="MT3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footer>
        <text:p text:style-name="MP1">Version Document <text:span text:style-name="MT1">1.2.0</text:span></text:p>
        <text:p text:style-name="MP2">Version <text:span text:style-name="MT1">1.0</text:span><text:span text:style-name="MT2">1</text:span><text:span text:style-name="MT3"> page </text:span><text:span text:style-name="MT3"><text:page-number text:select-page="current">1</text:page-number></text:span><text:span text:style-name="MT3">/</text:span><text:span text:style-name="MT3"><text:page-count>1</text:page-count></text:span><text:tab/><text:file-name text:display="name">Relais_dept_37_AMR</text:file-name><text:tab/><text:date style:data-style-name="N37" text:date-value="2024-05-13T13:37:49.758000061">13/05/24</text:date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28T17:38:54.586000000</meta:creation-date>
    <dc:date>2024-05-13T13:37:48.638000000</dc:date>
    <meta:editing-duration>PT9H37M47S</meta:editing-duration>
    <meta:editing-cycles>21</meta:editing-cycles>
    <meta:generator>LibreOffice/24.2.0.3$Windows_X86_64 LibreOffice_project/da48488a73ddd66ea24cf16bbc4f7b9c08e9bea1</meta:generator>
    <meta:document-statistic meta:table-count="1" meta:image-count="0" meta:object-count="0" meta:page-count="1" meta:paragraph-count="53" meta:word-count="151" meta:character-count="866" meta:non-whitespace-character-count="761"/>
  </office:meta>
</office:document-meta>
</file>